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9.34cm" fo:margin-left="3.344cm" table:align="left"/>
    </style:style>
    <style:style style:name="Tableau1.A" style:family="table-column">
      <style:table-column-properties style:column-width="1.931cm"/>
    </style:style>
    <style:style style:name="Tableau1.B" style:family="table-column">
      <style:table-column-properties style:column-width="1.799cm"/>
    </style:style>
    <style:style style:name="Tableau1.C" style:family="table-column">
      <style:table-column-properties style:column-width="2.011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7d0a" officeooo:paragraph-rsid="00157d0a"/>
    </style:style>
    <style:style style:name="P2" style:family="paragraph" style:parent-style-name="Standard">
      <style:paragraph-properties fo:text-align="start" style:justify-single-word="false"/>
      <style:text-properties officeooo:rsid="0016b21b" officeooo:paragraph-rsid="0016b21b"/>
    </style:style>
    <style:style style:name="P3" style:family="paragraph" style:parent-style-name="Standard">
      <style:paragraph-properties fo:text-align="start" style:justify-single-word="false"/>
      <style:text-properties officeooo:rsid="00183d48" officeooo:paragraph-rsid="00183d48"/>
    </style:style>
    <style:style style:name="P4" style:family="paragraph" style:parent-style-name="Standard">
      <style:paragraph-properties fo:text-align="start" style:justify-single-word="false"/>
      <style:text-properties fo:font-weight="bold" officeooo:rsid="002cfcb6" officeooo:paragraph-rsid="002cfcb6" style:font-weight-asian="bold" style:font-weight-complex="bold"/>
    </style:style>
    <style:style style:name="P5" style:family="paragraph" style:parent-style-name="Standard">
      <style:paragraph-properties fo:text-align="start" style:justify-single-word="false"/>
      <style:text-properties fo:font-weight="bold" officeooo:rsid="002f0a26" officeooo:paragraph-rsid="0032a370" style:font-weight-asian="bold" style:font-weight-complex="bold"/>
    </style:style>
    <style:style style:name="P6" style:family="paragraph" style:parent-style-name="Standard">
      <style:paragraph-properties fo:text-align="start" style:justify-single-word="false"/>
      <style:text-properties officeooo:paragraph-rsid="00183d48"/>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6b21b" officeooo:paragraph-rsid="0016b21b"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32a370" officeooo:paragraph-rsid="0032a370"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6b21b" officeooo:paragraph-rsid="0016b21b"/>
    </style:style>
    <style:style style:name="P10" style:family="paragraph" style:parent-style-name="Standard">
      <style:paragraph-properties fo:text-align="start" style:justify-single-word="false"/>
      <style:text-properties fo:font-style="normal" fo:font-weight="normal" officeooo:rsid="002cfcb6" officeooo:paragraph-rsid="002cfcb6"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2cfcb6" officeooo:paragraph-rsid="002d01ed"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2d01ed" officeooo:paragraph-rsid="002d01ed"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2db8aa" officeooo:paragraph-rsid="002e68f9"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2db8aa" officeooo:paragraph-rsid="002f0a2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34dde4" officeooo:paragraph-rsid="0034dde4"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normal" officeooo:rsid="0034dde4" officeooo:paragraph-rsid="0034dde4"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text-underline-style="none" fo:font-weight="normal" officeooo:rsid="002ffa53" officeooo:paragraph-rsid="0032a37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3337b5" officeooo:paragraph-rsid="003337b5"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4dde4" officeooo:paragraph-rsid="0034dde4" style:font-weight-asian="normal" style:font-weight-complex="normal"/>
    </style:style>
    <style:style style:name="P20" style:family="paragraph" style:parent-style-name="Standard">
      <style:paragraph-properties fo:text-align="start" style:justify-single-word="false"/>
      <style:text-properties fo:color="#000000" style:font-name="Liberation Serif" fo:font-size="12pt" style:text-underline-style="none" fo:font-weight="normal" officeooo:rsid="0030f2b9" officeooo:paragraph-rsid="0032a37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Liberation Serif" fo:font-style="italic" style:text-underline-style="none" fo:font-weight="normal" officeooo:rsid="0030f2b9" officeooo:paragraph-rsid="0032a370" style:font-style-asian="italic" style:font-weight-asian="normal" style:font-style-complex="italic" style:font-weight-complex="normal"/>
    </style:style>
    <style:style style:name="P22" style:family="paragraph" style:parent-style-name="Subtitle">
      <style:text-properties fo:font-size="16pt" style:text-underline-style="solid" style:text-underline-width="auto" style:text-underline-color="font-color" style:font-size-asian="16pt" style:font-size-complex="16pt"/>
    </style:style>
    <style:style style:name="P23" style:family="paragraph" style:parent-style-name="Title">
      <style:text-properties fo:font-size="20pt" style:font-size-asian="20pt" style:font-size-complex="20pt"/>
    </style:style>
    <style:style style:name="P24" style:family="paragraph" style:parent-style-name="Table_20_Contents">
      <style:paragraph-properties fo:text-align="start" style:justify-single-word="false"/>
      <style:text-properties officeooo:rsid="0032a370" officeooo:paragraph-rsid="0032a370"/>
    </style:style>
    <style:style style:name="P25" style:family="paragraph" style:parent-style-name="Standard">
      <style:paragraph-properties fo:text-align="start" style:justify-single-word="false"/>
      <style:text-properties officeooo:rsid="00183d48" officeooo:paragraph-rsid="00183d48"/>
    </style:style>
    <style:style style:name="P26" style:family="paragraph" style:parent-style-name="Standard">
      <style:paragraph-properties fo:text-align="start" style:justify-single-word="false"/>
      <style:text-properties style:text-position="0% 100%" fo:font-size="12pt" fo:font-weight="normal" officeooo:rsid="00183d48" officeooo:paragraph-rsid="00183d48"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fo:font-size="12pt" fo:font-style="italic" fo:font-weight="normal" officeooo:rsid="002db8aa" officeooo:paragraph-rsid="002db8aa"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style:text-position="0% 100%" fo:font-size="12pt" fo:font-style="italic" fo:font-weight="normal" officeooo:rsid="002cfcb6" officeooo:paragraph-rsid="002cfcb6"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style:text-position="0% 100%" fo:font-size="12pt" fo:font-style="italic" fo:font-weight="normal" officeooo:rsid="00183d48" officeooo:paragraph-rsid="002d01ed"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text-position="0% 100%" fo:font-size="12pt" fo:font-style="italic" fo:font-weight="normal" officeooo:rsid="00183d48" officeooo:paragraph-rsid="002cfcb6"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cfcb6" officeooo:paragraph-rsid="002cfcb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32a370" officeooo:paragraph-rsid="0032a37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0183d48" officeooo:paragraph-rsid="002d01e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02d01ed" officeooo:paragraph-rsid="002cfcb6"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02d01ed" officeooo:paragraph-rsid="002d01e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02db8aa" officeooo:paragraph-rsid="002db8aa"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02e68f9" officeooo:paragraph-rsid="002e68f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fo:font-weight="normal" officeooo:rsid="002e68f9" officeooo:paragraph-rsid="002e68f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style:text-underline-style="none" fo:font-weight="normal" officeooo:rsid="0036ca57" officeooo:paragraph-rsid="0036ca5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style:text-underline-style="none" fo:font-weight="normal" officeooo:rsid="002f0a26" officeooo:paragraph-rsid="0032a37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fo:font-size="12pt" style:text-underline-style="none" fo:font-weight="normal" officeooo:rsid="002ffa53" officeooo:paragraph-rsid="0032a37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fo:font-size="12pt" style:text-underline-style="none" fo:font-weight="normal" officeooo:rsid="0030f2b9" officeooo:paragraph-rsid="0032a370"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text-underline-style="solid" style:text-underline-width="auto" style:text-underline-color="font-color" fo:font-weight="normal" officeooo:rsid="002b4492" officeooo:paragraph-rsid="00183d48" style:font-weight-asian="normal" style:font-weight-complex="normal"/>
    </style:style>
    <style:style style:name="P44" style:family="paragraph" style:parent-style-name="Standard">
      <style:paragraph-properties fo:text-align="start" style:justify-single-word="false"/>
      <style:text-properties fo:color="#000000" style:text-position="0% 100%" style:font-name="Liberation Serif" fo:font-size="12pt" style:text-underline-style="solid" style:text-underline-width="auto" style:text-underline-color="font-color" fo:font-weight="normal" officeooo:rsid="0030f2b9" officeooo:paragraph-rsid="002f0a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style:text-position="0% 100%" style:font-name="Liberation Serif" fo:font-size="12pt" style:text-underline-style="none" fo:font-weight="normal" officeooo:rsid="0030f2b9" officeooo:paragraph-rsid="0030f2b9"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style:text-position="0% 100%" style:font-name="Liberation Serif" fo:font-size="12pt" style:text-underline-style="none" fo:font-weight="normal" officeooo:rsid="0030f2b9" officeooo:paragraph-rsid="0032a37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Monospace" fo:font-size="10pt" style:text-underline-style="none" fo:font-weight="normal" officeooo:rsid="0030f2b9" officeooo:paragraph-rsid="0032a370" style:font-size-asian="10pt" style:font-weight-asian="normal" style:font-size-complex="12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32a370" style:font-size-asian="10pt"/>
    </style:style>
    <style:style style:name="T1" style:family="text">
      <style:text-properties officeooo:rsid="00183d48"/>
    </style:style>
    <style:style style:name="T2" style:family="text">
      <style:text-properties style:text-position="super 58%" fo:font-size="15pt" fo:font-weight="normal" style:font-size-asian="15pt" style:font-weight-asian="normal" style:font-size-complex="15pt" style:font-weight-complex="normal"/>
    </style:style>
    <style:style style:name="T3" style:family="text">
      <style:text-properties style:text-position="0% 100%" fo:font-size="15pt" fo:font-weight="normal" officeooo:rsid="00183d48" style:font-size-asian="15pt" style:font-weight-asian="normal" style:font-size-complex="15pt" style:font-weight-complex="normal"/>
    </style:style>
    <style:style style:name="T4" style:family="text">
      <style:text-properties style:text-position="0% 100%" fo:font-size="11pt" officeooo:rsid="002d01ed" style:font-size-asian="11pt" style:font-size-complex="11pt"/>
    </style:style>
    <style:style style:name="T5" style:family="text">
      <style:text-properties style:text-position="0% 100%" fo:font-size="12pt" fo:font-weight="normal" officeooo:rsid="00183d48" style:font-size-asian="12pt" style:font-weight-asian="normal" style:font-size-complex="12pt" style:font-weight-complex="normal"/>
    </style:style>
    <style:style style:name="T6" style:family="text">
      <style:text-properties style:text-position="0% 100%" fo:font-size="12pt" fo:font-weight="normal" officeooo:rsid="0018572c" style:font-size-asian="12pt" style:font-weight-asian="normal" style:font-size-complex="12pt" style:font-weight-complex="normal"/>
    </style:style>
    <style:style style:name="T7" style:family="text">
      <style:text-properties style:text-position="0% 100%" fo:font-size="12pt" style:text-underline-style="solid" style:text-underline-width="auto" style:text-underline-color="font-color" style:font-size-asian="12pt" style:font-size-complex="12pt"/>
    </style:style>
    <style:style style:name="T8" style:family="text">
      <style:text-properties style:text-position="0% 100%" fo:font-size="12pt" style:text-underline-style="solid" style:text-underline-width="auto" style:text-underline-color="font-color" officeooo:rsid="00183d48" style:font-size-asian="12pt" style:font-size-complex="12pt"/>
    </style:style>
    <style:style style:name="T9" style:family="text">
      <style:text-properties style:text-position="0% 100%" fo:font-size="12pt" style:text-underline-style="solid" style:text-underline-width="auto" style:text-underline-color="font-color" officeooo:rsid="002ffa53" style:font-size-asian="12pt" style:font-size-complex="12pt"/>
    </style:style>
    <style:style style:name="T10" style:family="text">
      <style:text-properties style:text-position="0% 100%" fo:font-size="12pt" style:text-underline-style="solid" style:text-underline-width="auto" style:text-underline-color="font-color" officeooo:rsid="0032a370" style:font-size-asian="12pt" style:font-size-complex="12pt"/>
    </style:style>
    <style:style style:name="T11" style:family="text">
      <style:text-properties style:text-position="0% 100%" fo:font-size="12pt" style:font-size-asian="12pt" style:font-size-complex="12pt"/>
    </style:style>
    <style:style style:name="T12" style:family="text">
      <style:text-properties style:text-position="0% 100%" fo:font-size="12pt" officeooo:rsid="00183d48" style:font-size-asian="12pt" style:font-size-complex="12pt"/>
    </style:style>
    <style:style style:name="T13" style:family="text">
      <style:text-properties style:text-position="0% 100%" fo:font-size="12pt" officeooo:rsid="002d01ed" style:font-size-asian="12pt" style:font-size-complex="12pt"/>
    </style:style>
    <style:style style:name="T14" style:family="text">
      <style:text-properties style:text-position="0% 100%" fo:font-size="12pt" officeooo:rsid="002db8aa" style:font-size-asian="12pt" style:font-size-complex="12pt"/>
    </style:style>
    <style:style style:name="T15" style:family="text">
      <style:text-properties style:text-position="0% 100%" fo:font-size="12pt" officeooo:rsid="002e68f9" style:font-size-asian="12pt" style:font-size-complex="12pt"/>
    </style:style>
    <style:style style:name="T16" style:family="text">
      <style:text-properties style:text-position="0% 100%" fo:font-size="12pt" officeooo:rsid="002f0a26" style:font-size-asian="12pt" style:font-size-complex="12pt"/>
    </style:style>
    <style:style style:name="T17" style:family="text">
      <style:text-properties style:text-position="0% 100%" fo:font-size="12pt" officeooo:rsid="0030f2b9" style:font-size-asian="12pt" style:font-size-complex="12pt"/>
    </style:style>
    <style:style style:name="T18" style:family="text">
      <style:text-properties style:text-position="0% 100%" fo:font-size="12pt" officeooo:rsid="0032a370" style:font-size-asian="12pt" style:font-size-complex="12pt"/>
    </style:style>
    <style:style style:name="T19" style:family="text">
      <style:text-properties style:text-position="0% 100%" fo:font-size="12pt" officeooo:rsid="0035c801" style:font-size-asian="12pt" style:font-size-complex="12pt"/>
    </style:style>
    <style:style style:name="T20" style:family="text">
      <style:text-properties style:text-position="0% 100%" fo:font-size="12pt" fo:font-style="italic" style:font-size-asian="12pt" style:font-style-asian="italic" style:font-size-complex="12pt" style:font-style-complex="italic"/>
    </style:style>
    <style:style style:name="T21" style:family="text">
      <style:text-properties style:text-position="0% 100%" fo:font-size="12pt" fo:font-style="italic" officeooo:rsid="002e68f9" style:font-size-asian="12pt" style:font-style-asian="italic" style:font-size-complex="12pt" style:font-style-complex="italic"/>
    </style:style>
    <style:style style:name="T22" style:family="text">
      <style:text-properties style:text-position="0% 100%" fo:font-size="12pt" fo:font-style="italic" officeooo:rsid="00183d48" style:font-size-asian="12pt" style:font-style-asian="italic" style:font-size-complex="12pt" style:font-style-complex="italic"/>
    </style:style>
    <style:style style:name="T23" style:family="text">
      <style:text-properties style:text-position="0% 100%" style:font-name="Monospace" fo:font-size="10pt" style:font-size-asian="10pt"/>
    </style:style>
    <style:style style:name="T24" style:family="text">
      <style:text-properties officeooo:rsid="002b4492"/>
    </style:style>
    <style:style style:name="T25" style:family="text">
      <style:text-properties style:font-name="Monospace" fo:font-size="10pt" style:font-size-asian="10pt"/>
    </style:style>
    <style:style style:name="T26" style:family="text">
      <style:text-properties officeooo:rsid="0034dd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troduction à l’apprentissage automatique</text:p>
      <text:p text:style-name="P23">Rapport Projet n°2</text:p>
      <text:p text:style-name="P1"/>
      <text:p text:style-name="P22">Première partie : Equation de Bellman :</text:p>
      <text:p text:style-name="P2"/>
      <text:p text:style-name="P8">Représentation de la grille :</text:p>
      <text:p text:style-name="P18">Chaque case contient son numéro d’état et ses coordonnées dans la grilles sous la <text:span text:style-name="T26">forme</text:span> ‘(i,j)’</text:p>
      <text:p text:style-name="P18"/>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24">0 <text:s text:c="4"/>(0,0)</text:p>
          </table:table-cell>
          <table:table-cell table:style-name="Tableau1.A1" office:value-type="string">
            <text:p text:style-name="P24">1 <text:s text:c="4"/>(1,0)</text:p>
          </table:table-cell>
          <table:table-cell table:style-name="Tableau1.A1" office:value-type="string">
            <text:p text:style-name="P24">2 <text:s text:c="4"/>(2,0)</text:p>
          </table:table-cell>
          <table:table-cell table:style-name="Tableau1.A1" office:value-type="string">
            <text:p text:style-name="P24">3 <text:s text:c="4"/>(3,0)</text:p>
          </table:table-cell>
          <table:table-cell table:style-name="Tableau1.E1" office:value-type="string">
            <text:p text:style-name="P24">4 <text:s text:c="4"/>(4,0)</text:p>
          </table:table-cell>
        </table:table-row>
        <table:table-row>
          <table:table-cell table:style-name="Tableau1.A2" office:value-type="string">
            <text:p text:style-name="P24">5 <text:s text:c="4"/>(0,1)</text:p>
          </table:table-cell>
          <table:table-cell table:style-name="Tableau1.A2" office:value-type="string">
            <text:p text:style-name="P24">6 <text:s text:c="4"/>(1,1)</text:p>
          </table:table-cell>
          <table:table-cell table:style-name="Tableau1.A2" office:value-type="string">
            <text:p text:style-name="P24">7 <text:s text:c="4"/>(2,1)</text:p>
          </table:table-cell>
          <table:table-cell table:style-name="Tableau1.A2" office:value-type="string">
            <text:p text:style-name="P24">8 <text:s text:c="4"/>(3,1)</text:p>
          </table:table-cell>
          <table:table-cell table:style-name="Tableau1.E2" office:value-type="string">
            <text:p text:style-name="P24">9 <text:s text:c="4"/>(4,1)</text:p>
          </table:table-cell>
        </table:table-row>
        <table:table-row>
          <table:table-cell table:style-name="Tableau1.A2" office:value-type="string">
            <text:p text:style-name="P24">10 <text:s text:c="2"/>(0,2)</text:p>
          </table:table-cell>
          <table:table-cell table:style-name="Tableau1.A2" office:value-type="string">
            <text:p text:style-name="P24">11 <text:s text:c="2"/>(1,2)</text:p>
          </table:table-cell>
          <table:table-cell table:style-name="Tableau1.A2" office:value-type="string">
            <text:p text:style-name="P24">12 <text:s text:c="2"/>(2,2)</text:p>
          </table:table-cell>
          <table:table-cell table:style-name="Tableau1.A2" office:value-type="string">
            <text:p text:style-name="P24">13 <text:s text:c="2"/>(3,2)</text:p>
          </table:table-cell>
          <table:table-cell table:style-name="Tableau1.E2" office:value-type="string">
            <text:p text:style-name="P24">14 <text:s text:c="2"/>(4,2)</text:p>
          </table:table-cell>
        </table:table-row>
        <table:table-row>
          <table:table-cell table:style-name="Tableau1.A2" office:value-type="string">
            <text:p text:style-name="P24">15 <text:s text:c="2"/>(0,3)</text:p>
          </table:table-cell>
          <table:table-cell table:style-name="Tableau1.A2" office:value-type="string">
            <text:p text:style-name="P24">16 <text:s text:c="2"/>(1,3)</text:p>
          </table:table-cell>
          <table:table-cell table:style-name="Tableau1.A2" office:value-type="string">
            <text:p text:style-name="P24">17 <text:s text:c="2"/>(2,3)</text:p>
          </table:table-cell>
          <table:table-cell table:style-name="Tableau1.A2" office:value-type="string">
            <text:p text:style-name="P24">18 <text:s text:c="2"/>(3,3)</text:p>
          </table:table-cell>
          <table:table-cell table:style-name="Tableau1.E2" office:value-type="string">
            <text:p text:style-name="P24">19 <text:s text:c="2"/>(4,3)</text:p>
          </table:table-cell>
        </table:table-row>
        <table:table-row>
          <table:table-cell table:style-name="Tableau1.A2" office:value-type="string">
            <text:p text:style-name="P24">20 <text:s text:c="2"/>(0,4)</text:p>
          </table:table-cell>
          <table:table-cell table:style-name="Tableau1.A2" office:value-type="string">
            <text:p text:style-name="P24">21 <text:s text:c="2"/>(1,4)</text:p>
          </table:table-cell>
          <table:table-cell table:style-name="Tableau1.A2" office:value-type="string">
            <text:p text:style-name="P24">22 <text:s text:c="2"/>(2,4)</text:p>
          </table:table-cell>
          <table:table-cell table:style-name="Tableau1.A2" office:value-type="string">
            <text:p text:style-name="P24">23 <text:s text:c="2"/>(3,4)</text:p>
          </table:table-cell>
          <table:table-cell table:style-name="Tableau1.E2" office:value-type="string">
            <text:p text:style-name="P24">24 <text:s text:c="2"/>(4,4)</text:p>
          </table:table-cell>
        </table:table-row>
      </table:table>
      <text:p text:style-name="P18">Toutes les fonctions d’affichage/écriture du projet sont écrite pour afficher la grille dans ce sens, certaines fonctions du squelette ont donc été modifiées.</text:p>
      <text:p text:style-name="P19">Notamment le déplacement vers le haut qui faisait j+=1 a été modifié en j-=1 pour que un déplacement vers le haut corresponde à un déplacement vers le haut sur la grille qu’on affiche. (Et réciproquement pour le déplacement ‘bas’ qui passe de j-=1 à j+=1).</text:p>
      <text:p text:style-name="P7"/>
      <text:p text:style-name="P7">Deux méthodes <text:span text:style-name="T26">différentes </text:span>sont utilisées :</text:p>
      <text:p text:style-name="P9"/>
      <text:p text:style-name="P9"><text:span text:style-name="T24">1)</text:span> calcul de V par inversion de matrice :</text:p>
      <text:p text:style-name="P2"/>
      <text:p text:style-name="P3">on prend une politique initiale uniforme (chaque action est équiprobable).</text:p>
      <text:p text:style-name="P3">On initialise V avec la politique initiale.</text:p>
      <text:p text:style-name="P3">Pour chaque itération :<text:tab/></text:p>
      <text:p text:style-name="P6"><text:span text:style-name="T1"><text:tab/>On calcule V a partir de l’inversion de la matrice P</text:span><text:span text:style-name="T2">π </text:span><text:span text:style-name="T3"><text:s/></text:span><text:span text:style-name="T5">et le vecteur de récompense moyenne <text:tab/>‘this.reward’ </text:span></text:p>
      <text:p text:style-name="P26"><text:tab/>On améliore la politique avec improvePolicy() à partir du nouveau V.</text:p>
      <text:p text:style-name="P26"/>
      <text:p text:style-name="P43">2) calcul de V par itération :</text:p>
      <text:p text:style-name="P6"/>
      <text:p text:style-name="P3">on prend une politique initiale uniforme (chaque action est équiprobable).</text:p>
      <text:p text:style-name="P3">On initialise V avec la politique initiale.</text:p>
      <text:p text:style-name="P3">Pour chaque itération :<text:tab/></text:p>
      <text:p text:style-name="P6"><text:span text:style-name="T1"><text:tab/>On calcule V a partir de </text:span><text:span text:style-name="T6">la politique ‘this.action’ le vecteur de récompense moyenne <text:tab/>‘this.reward’ et pour chaque état s, la valeur de V(s) dépend des valeurs V(s’) des s’ <text:tab/>atteignables depuis s.</text:span></text:p>
      <text:p text:style-name="P26"><text:tab/>On améliore la politique avec improvePolicy() à partir du nouveau V.</text:p>
      <text:p text:style-name="P44"/>
      <text:p text:style-name="P45"/>
      <text:p text:style-name="P4"><text:span text:style-name="T8">I</text:span><text:span text:style-name="T7">llustration des résultats :</text:span><text:span text:style-name="T11"> </text:span></text:p>
      <text:p text:style-name="P27">Note : tous les chemins de fichiers/dossiers indiqués sont indiqués à partir de la racine du projet.</text:p>
      <text:p text:style-name="P28"/>
      <text:p text:style-name="P31">1) Evolution de V :</text:p>
      <text:p text:style-name="P29"><text:soft-page-break/>Les dossiers ‘V’, ‘V/Iteration’ et ‘V/Inversion’ sont générés par le code (à la racine du projet) si inexistants.</text:p>
      <text:p text:style-name="P29"/>
      <text:p text:style-name="P10"><text:span text:style-name="T12">- L’</text:span><text:span text:style-name="T11">évolution de V est affichée dans la console pour chaque Itération de chaque mode de calcul.</text:span></text:p>
      <text:p text:style-name="P33"/>
      <text:p text:style-name="P11"><text:span text:style-name="T12">- </text:span><text:span text:style-name="T11">L’évolution de V est aussi enregistrée dans les fichiers </text:span><text:span text:style-name="T13">V</text:span><text:span text:style-name="T4">[</text:span><text:span text:style-name="T13">cpt</text:span><text:span text:style-name="T4">]</text:span><text:span text:style-name="T13">.txt (cpt allant de 0 à this.nbStates-1)</text:span></text:p>
      <text:p text:style-name="P34">ces fichiers sont stockés dans ‘V/Iteration’ et ‘V/Inversion’ suivant le mode de calcul.</text:p>
      <text:p text:style-name="P33"/>
      <text:p text:style-name="P12"><text:span text:style-name="T12">- </text:span><text:span text:style-name="T11">Ces fichiers ‘V[cpt].txt’ sont utilisés pour créer une image représentant la matrice de V par des cases colorées par un gradient allant de noir pour une valeur basse jusqu’au blanc pour une valeur haute.</text:span></text:p>
      <text:p text:style-name="P12"><text:span text:style-name="T11">On créé ces images dans ‘</text:span><text:span text:style-name="T14">V/Iteration</text:span><text:span text:style-name="T11">’ </text:span><text:span text:style-name="T14">et ‘V/Inversion’ avec le script ‘VtoImg.sh’ qui est lancé en fin de boucle ‘main’.</text:span></text:p>
      <text:p text:style-name="P36">Pour que l’affichage du gradient soit visible on doit augmenter la valeur de V sur les cases contenant un mur qui est beacoup trop basse (~ -3800). Si on fait une image avec des valeurs aussi basses toutes les autres valeurs (beaucoup plus proche de 0) s’afficheront quasiment toutes en blanc. </text:p>
      <text:p text:style-name="P13"><text:span text:style-name="T11">On doit donc modifier artificiellement les valeurs de V trop basses (&lt; -3000) par la valeur -300 qui est plus proche des autres valeurs. Ainsi on réduit l’écart entre la valeur de V des cases normales et des murs et on peut afficher un gradient qui montre les </text:span><text:span text:style-name="T15">différences entre les</text:span><text:span text:style-name="T11"> valeurs de V et faire défiler les </text:span><text:span text:style-name="T15">images de chaque itération pour voir la construction de V au fur et à mesure.</text:span></text:p>
      <text:p text:style-name="P37"/>
      <text:p text:style-name="P38">2) Evolution de la politique :</text:p>
      <text:p text:style-name="P13"><text:span text:style-name="T11"><text:s/></text:span><text:span text:style-name="T20">L</text:span><text:span text:style-name="T21">e dossier ‘Politique’ est généré par le code </text:span><text:span text:style-name="T22">(à la racine du projet) <text:s/></text:span><text:span text:style-name="T21">si il n’existe pas.</text:span></text:p>
      <text:p text:style-name="P37"/>
      <text:p text:style-name="P37">- On écrit dans les fichiers ‘Politique/Inversion.txt’ et ‘Politique/Iteration.txt’ les valeurs de la politique pour chaque mode de calcul.</text:p>
      <text:p text:style-name="P37">- ‘Inversion.txt’ contient la politique de chaque itération pour le calcul de V par inversion de matrice. Et ‘Iteration.txt’ contient la même chose pour le calcul de V par itération.</text:p>
      <text:p text:style-name="P37"/>
      <text:p text:style-name="P14"><text:span text:style-name="T15">- </text:span><text:span text:style-name="T16">On a donc l’évolution de la politique représentée par la grille des meilleures actions possibles où les cases contenant des murs ont leur meilleure action en majuscules et les cases contenant une récompense ont leur meilleure action avec un '!'.</text:span></text:p>
      <text:p text:style-name="P35"/>
      <text:p text:style-name="P15"><text:span text:style-name="T12">I</text:span><text:span text:style-name="T11">nterprétation des résultats :</text:span></text:p>
      <text:p text:style-name="P16"><text:span text:style-name="T11">Pour toutes les grilles, les résultats de V et de la politique ‘this.action’ sont les mêmes avec les deux méthodes. A chaque itération la politique <text:s/>et les valeurs de V s’étendent sur la grille en partant de la récompense. Les deux méthodes semblent avoir la même évolution de la politique et de V (pour chaque itération), </text:span><text:span text:style-name="T19">mais en observant les temps d’exécution on observe que la méthode par inversion de matrice prend en moyenne plus lente que la méthode par itération pour la même grille.</text:span></text:p>
      <text:p text:style-name="P39">Le temps d’exécution de chaque méthode est affiché en fin d’affichage console.</text:p>
      <text:p text:style-name="P30"/>
      <text:p text:style-name="P5"><text:span text:style-name="T9">M</text:span><text:span text:style-name="T7">ouvement ‘saut’ </text:span><text:span text:style-name="T9">et </text:span><text:span text:style-name="T10">grille supplémentaire</text:span><text:span text:style-name="T7">:</text:span></text:p>
      <text:p text:style-name="P32"/>
      <text:p text:style-name="P32">1) mouvement ‘saut’</text:p>
      <text:p text:style-name="P40">Le mouvement ‘saut’ est un mouvement ajouté qui déplace l’agent de 2 cases vers la gauche.</text:p>
      <text:p text:style-name="P17"><text:span text:style-name="T12">I</text:span><text:span text:style-name="T11">l peut être activé/désactivé par le second paramètre du constructeur ‘GridWorld_sql’.</text:span></text:p>
      <text:p text:style-name="P41">Ce second paramètre est un booléen qui active ou désactive le mouvement ‘saut’.</text:p>
      <text:p text:style-name="P41"/>
      <text:p text:style-name="P32">2) grille supplémentaire</text:p>
      <text:p text:style-name="P17"><text:span text:style-name="T11">Dans createGrid() on créé un nouvelle grille, la grille ‘2’.<text:line-break/>On peut donc choisir la grille ‘2’ avec le premier paramètre </text:span><text:span text:style-name="T17">du constructeur ‘GridWorld_sql’.</text:span></text:p>
      <text:p text:style-name="P42">La grille ‘2’ est construite de la sorte :</text:p>
      <text:p text:style-name="P20"><text:soft-page-break/><text:span text:style-name="T23">Grille des r</text:span><text:span text:style-name="T25">écompenses :</text:span></text:p>
      <text:p text:style-name="P48">20.0 -1.0 -1000.0 -1.0 -1.0 -1.0 -1.0 -1.0 </text:p>
      <text:p text:style-name="P48">-1.0 -1.0 -1000.0 -1.0 -1.0 -1.0 -1.0 -1.0 </text:p>
      <text:p text:style-name="P48">-1.0 -1.0 -1000.0 -1.0 -1.0 -1.0 -1.0 -1.0 </text:p>
      <text:p text:style-name="P48">-1.0 -1.0 -1000.0 -1.0 -1.0 -1.0 -1.0 -1.0 </text:p>
      <text:p text:style-name="P47">-1.0 -1.0 -1000.0 -1.0 -1.0 -1.0 -1.0 -1.0 </text:p>
      <text:p text:style-name="P46">Les récompenses ‘-1000,0’ sont des murs.</text:p>
      <text:p text:style-name="P21"><text:span text:style-name="T12">Cette grille est utile pour tester le mouvement ‘saut’ car on est obligé de ‘sauter’ par dessus les murs de la troisième colonne pour </text:span><text:span text:style-name="T18">accéder</text:span><text:span text:style-name="T12"> à la récompense </text:span><text:span text:style-name="T18">(en (0,0)) </text:span><text:span text:style-name="T12">si on commence du côté droit de la gri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5:51:21.030870942</meta:creation-date>
    <meta:generator>LibreOffice/5.1.6.2$Linux_X86_64 LibreOffice_project/10m0$Build-2</meta:generator>
    <dc:date>2019-01-03T21:29:44.376185020</dc:date>
    <meta:editing-duration>PT14M</meta:editing-duration>
    <meta:editing-cycles>4</meta:editing-cycles>
    <meta:document-statistic meta:table-count="1" meta:image-count="0" meta:object-count="0" meta:page-count="3" meta:paragraph-count="80" meta:word-count="947" meta:character-count="5609" meta:non-whitespace-character-count="4651"/>
  </office:meta>
</office:document-meta>
</file>